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Arial" fo:font-size="12pt" style:font-size-asian="12pt" style:font-size-complex="12pt"/>
    </style:style>
    <style:style style:name="P2" style:family="paragraph" style:parent-style-name="Preformatted_20_Text">
      <style:text-properties style:font-name="Arial" fo:font-size="12pt" style:font-size-asian="12pt" style:font-size-complex="12pt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Standard">
      <style:text-properties officeooo:rsid="00093e20" officeooo:paragraph-rsid="00093e20"/>
    </style:style>
    <style:style style:name="P5" style:family="paragraph" style:parent-style-name="Standard">
      <style:text-properties officeooo:rsid="00093e20" officeooo:paragraph-rsid="0009b048"/>
    </style:style>
    <style:style style:name="P6" style:family="paragraph" style:parent-style-name="Standard">
      <style:text-properties officeooo:rsid="00093e20" officeooo:paragraph-rsid="000bde72"/>
    </style:style>
    <style:style style:name="P7" style:family="paragraph" style:parent-style-name="Standard">
      <style:text-properties fo:font-size="12pt" officeooo:rsid="00093e20" officeooo:paragraph-rsid="00093e20" style:font-size-asian="12pt" style:font-size-complex="12pt"/>
    </style:style>
    <style:style style:name="P8" style:family="paragraph" style:parent-style-name="Text_20_body">
      <style:text-properties officeooo:rsid="00093e20" officeooo:paragraph-rsid="0009b048"/>
    </style:style>
    <style:style style:name="P9" style:family="paragraph" style:parent-style-name="Text_20_body">
      <style:text-properties officeooo:rsid="00093e20" officeooo:paragraph-rsid="000b69ee"/>
    </style:style>
    <style:style style:name="P10" style:family="paragraph" style:parent-style-name="Text_20_body">
      <style:text-properties officeooo:rsid="00093e20" officeooo:paragraph-rsid="000dd7b4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 style:list-style-name="L1">
      <style:text-properties fo:font-size="12pt" style:font-size-asian="12pt" style:font-size-complex="12pt"/>
    </style:style>
    <style:style style:name="P13" style:family="paragraph" style:parent-style-name="Text_20_body" style:list-style-name="L2">
      <style:text-properties fo:font-size="12pt" style:font-size-asian="12pt" style:font-size-complex="12pt"/>
    </style:style>
    <style:style style:name="P14" style:family="paragraph" style:parent-style-name="Text_20_body">
      <style:text-properties style:font-name="Arial" fo:font-size="12pt" style:font-size-asian="12pt" style:font-size-complex="12pt"/>
    </style:style>
    <style:style style:name="P15" style:family="paragraph" style:parent-style-name="Text_20_body">
      <style:text-properties style:font-name="Arial" fo:font-size="12pt" officeooo:rsid="00093e20" officeooo:paragraph-rsid="000dd7b4" style:font-size-asian="12pt" style:font-size-complex="12pt"/>
    </style:style>
    <style:style style:name="P16" style:family="paragraph" style:parent-style-name="Text_20_body">
      <style:text-properties style:font-name="Arial" fo:font-size="12pt" officeooo:paragraph-rsid="000dd7b4" style:font-size-asian="12pt" style:font-size-complex="12pt"/>
    </style:style>
    <style:style style:name="P17" style:family="paragraph" style:parent-style-name="Text_20_body">
      <style:text-properties officeooo:paragraph-rsid="000dd7b4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font-size="12pt" style:font-size-asian="12pt" style:font-size-complex="12pt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fo:font-size="12pt" style:font-size-asian="12pt" style:font-size-complex="12pt"/>
    </style:style>
    <style:style style:name="T1" style:family="text">
      <style:text-properties officeooo:rsid="0009b048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1f1f1f" style:font-name="Arial1" fo:font-size="21pt" fo:letter-spacing="normal" fo:font-style="normal"/>
    </style:style>
    <style:style style:name="T5" style:family="text">
      <style:text-properties fo:font-variant="normal" fo:text-transform="none" fo:color="#1f1f1f" style:font-name="Arial1" fo:font-size="21pt" fo:letter-spacing="normal" fo:font-style="normal" fo:font-weight="normal"/>
    </style:style>
    <style:style style:name="T6" style:family="text">
      <style:text-properties fo:font-variant="normal" fo:text-transform="none" fo:color="#1f1f1f" style:font-name="Arial1" fo:font-size="21pt" fo:letter-spacing="normal" fo:font-weight="normal"/>
    </style:style>
    <style:style style:name="T7" style:family="text">
      <style:text-properties fo:font-variant="normal" fo:text-transform="none" fo:color="#1f1f1f" style:font-name="Arial1" fo:letter-spacing="normal" fo:font-style="normal" fo:font-weight="normal"/>
    </style:style>
    <style:style style:name="T8" style:family="text">
      <style:text-properties fo:font-variant="normal" fo:text-transform="none" fo:color="#1f1f1f" style:font-name="Arial1" fo:letter-spacing="normal" fo:font-weight="normal"/>
    </style:style>
    <style:style style:name="T9" style:family="text">
      <style:text-properties fo:font-variant="normal" fo:text-transform="none" fo:color="#1f1f1f" style:font-name="Arial1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1f1f1f" style:font-name="Arial1" fo:font-size="12pt" fo:letter-spacing="normal" fo:font-style="normal" fo:font-weight="normal" officeooo:rsid="000bde72" style:font-size-asian="12pt" style:font-size-complex="12pt"/>
    </style:style>
    <style:style style:name="T11" style:family="text">
      <style:text-properties fo:font-variant="normal" fo:text-transform="none" fo:color="#1f1f1f" style:font-name="Arial1" fo:font-size="12pt" fo:letter-spacing="normal" fo:font-style="normal" officeooo:rsid="000bde72" style:font-size-asian="12pt" style:font-size-complex="12pt"/>
    </style:style>
    <style:style style:name="T12" style:family="text">
      <style:text-properties fo:font-variant="normal" fo:text-transform="none" fo:color="#1f1f1f" style:font-name="Arial1" fo:font-size="12pt" fo:letter-spacing="normal" fo:font-style="normal" fo:font-weight="bold" officeooo:rsid="000bde72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1f1f1f" style:font-name="Arial1" fo:font-size="12pt" fo:letter-spacing="normal" fo:font-weight="normal" style:font-size-asian="12pt" style:font-size-complex="12pt"/>
    </style:style>
    <style:style style:name="T14" style:family="text">
      <style:text-properties fo:font-variant="normal" fo:text-transform="none" fo:color="#1f1f1f" fo:font-size="21pt" fo:letter-spacing="normal" fo:font-style="normal"/>
    </style:style>
    <style:style style:name="T15" style:family="text">
      <style:text-properties fo:font-variant="normal" fo:text-transform="none" fo:color="#1f1f1f" fo:font-size="21pt" fo:letter-spacing="normal" fo:font-style="normal" fo:font-weight="normal"/>
    </style:style>
    <style:style style:name="T16" style:family="text">
      <style:text-properties fo:font-variant="normal" fo:text-transform="none" fo:color="#1f1f1f" style:font-name="Liberation Sans" fo:font-size="21pt" fo:letter-spacing="normal" fo:font-style="normal"/>
    </style:style>
    <style:style style:name="T17" style:family="text">
      <style:text-properties fo:font-variant="normal" fo:text-transform="none" fo:color="#1f1f1f" style:font-name="Liberation Sans" fo:font-size="21pt" fo:letter-spacing="normal" fo:font-style="normal" fo:font-weight="normal"/>
    </style:style>
    <style:style style:name="T18" style:family="text">
      <style:text-properties fo:font-variant="normal" fo:text-transform="none" fo:color="#1f1f1f" style:font-name="Liberation Sans" fo:letter-spacing="normal" fo:font-style="normal"/>
    </style:style>
    <style:style style:name="T19" style:family="text">
      <style:text-properties fo:font-variant="normal" fo:text-transform="none" fo:color="#1f1f1f" style:font-name="Liberation Sans" fo:letter-spacing="normal" fo:font-style="normal" fo:font-weight="normal"/>
    </style:style>
    <style:style style:name="T20" style:family="text">
      <style:text-properties fo:font-variant="normal" fo:text-transform="none" fo:color="#1f1f1f" style:font-name="Liberation Sans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1f1f1f" style:font-name="Liberation Sans" fo:font-size="12pt" fo:letter-spacing="normal" fo:font-style="normal" style:font-size-asian="12pt" style:font-size-complex="12pt"/>
    </style:style>
    <style:style style:name="T22" style:family="text">
      <style:text-properties fo:font-variant="normal" fo:text-transform="none" fo:color="#1f1f1f" fo:letter-spacing="normal" fo:font-style="normal" fo:font-weight="normal"/>
    </style:style>
    <style:style style:name="T23" style:family="text">
      <style:text-properties fo:font-variant="normal" fo:text-transform="none" fo:color="#1f1f1f" fo:letter-spacing="normal" fo:font-weight="normal"/>
    </style:style>
    <style:style style:name="T24" style:family="text">
      <style:text-properties fo:font-variant="normal" fo:text-transform="none" fo:color="#1f1f1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1f1f1f" fo:font-size="12pt" fo:letter-spacing="normal" fo:font-style="normal" style:font-size-asian="12pt" style:font-size-complex="12pt"/>
    </style:style>
    <style:style style:name="T26" style:family="text">
      <style:text-properties fo:font-variant="normal" fo:text-transform="none" fo:color="#1f1f1f" style:font-name="Arial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1f1f1f" style:font-name="Arial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1f1f1f" style:font-name="Arial" fo:font-size="12pt" fo:letter-spacing="normal" fo:font-weight="normal" style:font-size-asian="12pt" style:font-size-complex="12pt"/>
    </style:style>
    <style:style style:name="T29" style:family="text">
      <style:text-properties officeooo:rsid="000b69ee"/>
    </style:style>
    <style:style style:name="T30" style:family="text">
      <style:text-properties officeooo:rsid="000bde72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09b048" style:font-size-asian="12pt" style:font-size-complex="12pt"/>
    </style:style>
    <style:style style:name="T33" style:family="text">
      <style:text-properties fo:font-size="12pt" fo:font-weight="bold" style:font-size-asian="12pt" style:font-size-complex="12pt"/>
    </style:style>
    <style:style style:name="T34" style:family="text">
      <style:text-properties fo:font-size="12pt" fo:font-weight="bold" officeooo:rsid="0009b048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0bde72" style:font-size-asian="12pt" style:font-weight-asian="bold" style:font-size-complex="12pt" style:font-weight-complex="bold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font-name="Liberation Sans"/>
    </style:style>
    <style:style style:name="T38" style:family="text">
      <style:text-properties style:font-name="Liberation Sans" fo:font-size="12pt" style:font-size-asian="12pt" style:font-size-complex="12pt"/>
    </style:style>
    <style:style style:name="T39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text:span text:style-name="T3">Nome do podcast</text:span></text:p>
      <text:p text:style-name="P7"/>
      <text:p text:style-name="P7">você é um roteirista de podcast e vamos criar um podcast de tec focado em frontend e eu gostaria de uma ajuda sua pra 5 sugestao de nomes criativos para um podcast frontend e que tenha algum trocadilho nerd no nome.</text:p>
      <text:p text:style-name="P7">O podecast vai falar sobre dicas e novidades sobre o mundo do frontend e oque esta acontecendo no mercado</text:p>
      <text:p text:style-name="P7"/>
      <text:p text:style-name="P7">{regras}</text:p>
      <text:p text:style-name="P7">1. o nome dever ser enxuto, um nome e um subtitulo</text:p>
      <text:p text:style-name="P7">2. o nome tenha um troadilho nerd com a franquia harry potter</text:p>
      <text:p text:style-name="P7">3. o nome deve conter aluma palavra forte que remeta a frontend</text:p>
      <text:p text:style-name="P7"/>
      <text:p text:style-name="P7">{regras negativa}</text:p>
      <text:p text:style-name="P7">1. não quero que nome contenha palavras em inglês</text:p>
      <text:p text:style-name="P7"/>
      <text:p text:style-name="P7"/>
      <text:p text:style-name="P4"><text:span text:style-name="Strong_20_Emphasis"><text:span text:style-name="T36">Feitiçaria Web</text:span></text:span><text:span text:style-name="T31"><text:line-break/></text:span><text:span text:style-name="Emphasis"><text:span text:style-name="T31">Magia e truques no mundo do frontend</text:span></text:span></text:p>
      <text:p text:style-name="P4"><text:span text:style-name="Emphasis"><text:span text:style-name="T31"/></text:span></text:p>
      <text:p text:style-name="P4"><text:span text:style-name="Emphasis"><text:span text:style-name="T31"/></text:span></text:p>
      <text:p text:style-name="P5"><text:span text:style-name="Emphasis"><text:span text:style-name="T35">Ca</text:span></text:span><text:span text:style-name="Emphasis"><text:span text:style-name="T34">pa do podcast</text:span></text:span></text:p>
      <text:p text:style-name="P5"><text:span text:style-name="Emphasis"><text:span text:style-name="T33"><text:line-break/></text:span></text:span><text:span text:style-name="Emphasis"><text:span text:style-name="T9">crie um personagem do universo de Harry Potter como podcaster com microfone</text:span></text:span></text:p>
      <text:p text:style-name="P5"><text:span text:style-name="Emphasis"><text:span text:style-name="T9"/></text:span></text:p>
      <text:p text:style-name="P6"><text:span text:style-name="Emphasis"><text:span text:style-name="T12">Roteiro</text:span></text:span></text:p>
      <text:p text:style-name="P5"><text:span text:style-name="Emphasis"><text:span text:style-name="T9"/></text:span></text:p>
      <text:p text:style-name="P9"><text:span text:style-name="Emphasis"><text:span text:style-name="T9">Você é um roteirista de podcast, e vamos criar um roteiro de um podcast de tecnologia, focado em frontend cujo o nome é "DevQuest – A </text:span></text:span><text:span text:style-name="Emphasis"><text:span text:style-name="T13">Magia e truques no mundo do frontend</text:span></text:span><text:span text:style-name="Emphasis"><text:span text:style-name="T9">" e tem foco em frontend, com o público alvo de iniciantes em frontend</text:span></text:span></text:p>
      <text:p text:style-name="P11">o formato do roteiro deve ser [INTRODUÇÃO] [CURIOSIDADE 1] [CURIOSIDADE 2] [FINALIZAÇÃO]</text:p>
      <text:p text:style-name="P11">{REGRAS}</text:p>
      <text:list xml:id="list4108271252" text:style-name="L1">
        <text:list-item>
          <text:p text:style-name="P18">no bloco [INTRODUÇÃO] substitua por uma introdução iguais as introduções dos vídeos do canal '<text:span text:style-name="T29">codigo fonte</text:span>', como se fossem escritos pelo <text:span text:style-name="T29">J K Rolling</text:span></text:p>
        </text:list-item>
        <text:list-item>
          <text:p text:style-name="P18">no bloco [CURIOSIDADE 1] substitua por uma curiosidade de CSS </text:p>
        </text:list-item>
        <text:list-item>
          <text:p text:style-name="P18">no bloco [CURIOSIDADE 2] sobre uma ferramenta para front ends </text:p>
        </text:list-item>
        <text:list-item>
          <text:p text:style-name="P18">no bloco [FINALIZAÇÃO] substitua por uma despedida cool com o final 'Eu sou <text:span text:style-name="T30">Mione</text:span> e esse foi o CodeQuest dessa semana' </text:p>
        </text:list-item>
        <text:list-item>
          <text:p text:style-name="P18">use termos de fácil explicação </text:p>
        </text:list-item>
        <text:list-item>
          <text:p text:style-name="P18">O podcast vai ser apresentado somente por uma pessoa, chamada <text:span text:style-name="T30">Mione</text:span> </text:p>
        </text:list-item>
        <text:list-item>
          <text:p text:style-name="P12">O podcast deve ser curto </text:p>
        </text:list-item>
      </text:list>
      <text:p text:style-name="P11">{REGRAS NEGATIVAS}</text:p>
      <text:list xml:id="list1907744456" text:style-name="L2">
        <text:list-item>
          <text:p text:style-name="P19">Não use muitos termos técnicos </text:p>
        </text:list-item>
        <text:list-item>
          <text:p text:style-name="P13">Não ultrapasse 5 minutos de duração </text:p>
        </text:list-item>
      </text:list>
      <text:p text:style-name="P5"><text:span text:style-name="Emphasis"><text:span text:style-name="T5"/></text:span></text:p>
      <text:p text:style-name="P5"><text:soft-page-break/><text:span text:style-name="Emphasis"><text:span text:style-name="T26"/></text:span></text:p>
      <text:p text:style-name="P8"><text:span text:style-name="Emphasis"><text:span text:style-name="Strong_20_Emphasis"><text:span text:style-name="T27">INTRODUÇÃO]</text:span></text:span></text:span><text:span text:style-name="Emphasis"><text:span text:style-name="T26"><text:line-break/>[Som de uma pena riscando papel e música suave ao fundo]</text:span></text:span></text:p>
      <text:p text:style-name="Text_20_body"><text:span text:style-name="T39">Bem-vindos, ouvintes mágicos do mundo da programação! Em um canto distante da internet, onde o código flui como poções bem misturadas e os elementos dançam como feitiços bem lançados, começa mais um capítulo do </text:span><text:span text:style-name="Emphasis"><text:span text:style-name="T39">DevQuest</text:span></text:span><text:span text:style-name="T39">. Eu sou Mione, e hoje vamos explorar segredos que transformam simples linhas de código em experiências encantadoras. Preparem suas varinhas – ou melhor, seus editores de texto – porque a magia do frontend está prestes a começar!</text:span></text:p>
      <text:p text:style-name="P1"/>
      <text:p text:style-name="Text_20_body"><text:span text:style-name="Strong_20_Emphasis"><text:span text:style-name="T39">[CURIOSIDADE 1: CSS]</text:span></text:span><text:span text:style-name="T39"><text:line-break/>[Som de um clique de teclado e música leve]</text:span></text:p>
      <text:p text:style-name="Text_20_body"><text:span text:style-name="T39">Você sabia que o CSS tem um feitiço especial chamado </text:span><text:span text:style-name="Emphasis"><text:span text:style-name="T39">:hover</text:span></text:span><text:span text:style-name="T39">? Sim, ele é como um encantamento que ganha vida quando o mouse passa sobre um elemento. Imagine que você tem um botão simples, mas com o </text:span><text:span text:style-name="Emphasis"><text:span text:style-name="T39">:hover</text:span></text:span><text:span text:style-name="T39">, ele pode brilhar, mudar de cor ou até crescer como uma poção borbulhante! É o tipo de detalhe que faz os usuários dizerem: “Uau, isso é mágico!”. E o melhor? É super fácil de usar! </text:span></text:p>
      <text:p text:style-name="P14">Esse pequeno truque transforma qualquer botão comum em uma experiência interativa e divertida!</text:p>
      <text:p text:style-name="P1"/>
      <text:p text:style-name="Text_20_body"><text:span text:style-name="Strong_20_Emphasis"><text:span text:style-name="T39">[CURIOSIDADE 2: FERRAMENTA PARA FRONTENDS]</text:span></text:span><text:span text:style-name="T39"><text:line-break/>[Música animada sobe brevemente]</text:span></text:p>
      <text:p text:style-name="P14">Agora, vamos falar sobre uma ferramenta que todo aspirante a mago do frontend deveria conhecer: o Figma! Ele não é exatamente um feitiço, mas sim uma plataforma de design colaborativa. Imagine poder criar protótipos, testar ideias e até ajustar detalhes de uma interface antes mesmo de escrever uma única linha de código.</text:p>
      <text:p text:style-name="P14">O mais incrível é que o Figma funciona direto no navegador, então você não precisa instalar nada – é como se fosse um portal mágico que se abre em qualquer lugar. É perfeito para quem quer entender melhor como o design e o código trabalham juntos para criar interfaces incríveis.</text:p>
      <text:p text:style-name="P1"/>
      <text:p text:style-name="Text_20_body"><text:span text:style-name="Strong_20_Emphasis"><text:span text:style-name="T39">[FINALIZAÇÃO]</text:span></text:span><text:span text:style-name="T39"><text:line-break/>[Música suave de encerramento começa]</text:span></text:p>
      <text:p text:style-name="P14">E assim chegamos ao fim de mais uma aventura no universo encantado do frontend. Espero que os truques de hoje tenham iluminado sua jornada e que vocês continuem explorando esse mundo cheio de possibilidades mágicas.</text:p>
      <text:p text:style-name="Text_20_body"><text:span text:style-name="T39">Eu sou Mione, e esse foi o </text:span><text:span text:style-name="Emphasis"><text:span text:style-name="T39">DevQuest</text:span></text:span><text:span text:style-name="T39"> dessa semana. Até o próximo encontro, onde a magia do código continua! Lumos no seu aprendizado, e até logo!</text:span></text:p>
      <text:p text:style-name="Horizontal_20_Line"/>
      <text:p text:style-name="P10"><text:soft-page-break/><text:span text:style-name="Emphasis"><text:span text:style-name="T26">Bem-vindos, ouvintes mágicos do mundo da programação! Em um canto distante da internet, onde o código flui como poções bem misturadas e os elementos dançam como feitiços bem lançados, começa mais um capítulo do </text:span></text:span><text:span text:style-name="Emphasis"><text:span text:style-name="T28">DevQuest</text:span></text:span><text:span text:style-name="Emphasis"><text:span text:style-name="T26">. Eu sou Mione, e hoje vamos explorar segredos que transformam simples linhas de código em experiências encantadoras. Preparem suas varinhas – ou melhor, seus editores de texto – porque a magia do frontend está prestes a começar!</text:span></text:span></text:p>
      <text:p text:style-name="P17"><text:span text:style-name="T39">Você sabia que o CSS tem um feitiço especial chamado </text:span><text:span text:style-name="Emphasis"><text:span text:style-name="T39">:hover</text:span></text:span><text:span text:style-name="T39">? Sim, ele é como um encantamento que ganha vida quando o mouse passa sobre um elemento. Imagine que você tem um botão simples, mas com o </text:span><text:span text:style-name="Emphasis"><text:span text:style-name="T39">:hover</text:span></text:span><text:span text:style-name="T39">, ele pode brilhar, mudar de cor ou até crescer como uma poção borbulhante! É o tipo de detalhe que faz os usuários dizerem: “Uau, isso é mágico!”. E o melhor? É super fácil de usar! </text:span></text:p>
      <text:p text:style-name="P15"><text:span text:style-name="Emphasis"><text:span text:style-name="T22">Esse pequeno truque transforma qualquer botão comum em uma experiência interativa e divertida!</text:span></text:span></text:p>
      <text:p text:style-name="P16">Agora, vamos falar sobre uma ferramenta que todo aspirante a mago do frontend deveria conhecer: o Figma! Ele não é exatamente um feitiço, mas sim uma plataforma de design colaborativa. Imagine poder criar protótipos, testar ideias e até ajustar detalhes de uma interface antes mesmo de escrever uma única linha de código.</text:p>
      <text:p text:style-name="P15"><text:span text:style-name="Emphasis"><text:span text:style-name="T22">O mais incrível é que o Figma funciona direto no navegador, então você não precisa instalar nada – é como se fosse um portal mágico que se abre em qualquer lugar. É perfeito para quem quer entender melhor como o design e o código trabalham juntos para criar interfaces incríveis.</text:span></text:span></text:p>
      <text:p text:style-name="P16">E assim chegamos ao fim de mais uma aventura no universo encantado do frontend. Espero que os truques de hoje tenham iluminado sua jornada e que vocês continuem explorando esse mundo cheio de possibilidades mágicas.</text:p>
      <text:p text:style-name="P15"><text:span text:style-name="Emphasis"><text:span text:style-name="T22">Eu sou Mione, e esse foi o </text:span></text:span><text:span text:style-name="Emphasis"><text:span text:style-name="T23">DevQuest</text:span></text:span><text:span text:style-name="Emphasis"><text:span text:style-name="T22"> dessa semana. Até o próximo encontro, onde a magia do código continua! Lumos no seu aprendizado, e até logo!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, sans-serif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5T08:04:03.398978209</meta:creation-date>
    <dc:date>2025-01-15T10:53:59.431681027</dc:date>
    <meta:editing-duration>PT8M22S</meta:editing-duration>
    <meta:editing-cycles>1</meta:editing-cycles>
    <meta:document-statistic meta:table-count="0" meta:image-count="0" meta:object-count="0" meta:page-count="3" meta:paragraph-count="44" meta:word-count="978" meta:character-count="5711" meta:non-whitespace-character-count="4767"/>
    <meta:generator>LibreOffice/6.4.7.2$Linux_X86_64 LibreOffice_project/40$Build-2</meta:generator>
  </office:meta>
</office:document-meta>
</file>